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in Fynn,<text:line-break/>ich möchte für meine BA am Donnerstag den 19.07. ab 10:00 Fotos für meine Bachelorarbeit machen. Ich möchte zeigen, dass Personen, die mit einem zusätzlichen Rot im LED-Licht beleuchtet werden, natürlicher aussehen. Dafür brauche ich dich als Probanden im Lichtlabor.<text:line-break/>Für Getränke und Kuchen ist gesorgt und du solltest Zeit bis 15:00 Uhr dafür mitbringen.<text:line-break/>Das wäre richtig super, wenn du Lust und Zeit hast, mich am Donnerstag zu unterstützen.<text:line-break/><text:line-break/>Viele Grüße<text:line-break/>Matze</text:p>
      <text:p text:style-name="Standard"/>
      <text:p text:style-name="Standard">Alex<text:line-break/>Joshua<text:line-break/>Amdi<text:line-break/>Aaron<text:line-break/>Fynn König</text:p>
      <text:p text:style-name="Standard"/>
      <text:p text:style-name="Standard">Hannes</text:p>
      <text:p text:style-name="Standard">Justus</text:p>
      <text:p text:style-name="Standard">Karina</text:p>
      <text:p text:style-name="Standard">Manon</text:p>
      <text:p text:style-name="Standard">Tamara</text:p>
      <text:p text:style-name="Standard">Katha</text:p>
      <text:p text:style-name="Standard">Fin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as Held</meta:initial-creator>
    <meta:creation-date>2018-07-04T20:19:44.03</meta:creation-date>
    <dc:date>2018-07-05T13:07:00.92</dc:date>
    <dc:creator>Matthias Held</dc:creator>
    <meta:editing-duration>PT1H13M13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1" meta:paragraph-count="9" meta:word-count="88" meta:character-count="545"/>
  </office:meta>
</office:document-meta>
</file>